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b5d" officeooo:paragraph-rsid="00105b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_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0:55:29.320000000</meta:creation-date>
    <dc:date>2016-02-08T11:02:00.039000000</dc:date>
    <meta:editing-duration>PT31S</meta:editing-duration>
    <meta:editing-cycles>2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